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9mm"/>
    </style:style>
    <style:style style:name="co2" style:family="table-column">
      <style:table-column-properties fo:break-before="auto" style:column-width="73.8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Ubuntu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/>
      <style:text-properties style:font-name="Ubuntu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font-name="Ubuntu" fo:font-size="14pt" style:font-size-asian="14pt" style:font-size-complex="14pt"/>
    </style:style>
    <style:style style:name="ce4" style:family="table-cell" style:parent-style-name="Default">
      <style:table-cell-properties fo:background-color="#000000"/>
      <style:text-properties style:font-name="Ubuntu" fo:font-size="14pt" style:font-size-asian="14pt" style:font-size-complex="14pt"/>
    </style:style>
    <style:style style:name="ce5" style:family="table-cell" style:parent-style-name="Default">
      <style:table-cell-properties fo:border-bottom="0.06pt solid #00000a" fo:background-color="#d0cece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a" fo:background-color="#e7e6e6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ext-properties style:font-name="Ubuntu" fo:font-size="14pt" style:font-size-asian="14pt" style:font-size-complex="14pt"/>
    </style:style>
    <style:style style:name="ce8" style:family="table-cell" style:parent-style-name="Default">
      <style:table-cell-properties fo:background-color="#000000"/>
      <style:text-properties style:font-name="Ubuntu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9" style:family="table-cell" style:parent-style-name="Default">
      <style:table-cell-properties fo:border-bottom="0.06pt solid #00000a" fo:background-color="#d0cece" style:text-align-source="fix" style:repeat-content="false" fo:border-left="0.06pt solid #00000a" fo:border-right="0.51pt solid #00000a" fo:border-top="0.06pt solid #00000a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atus Report de Escopo" table:style-name="ta1">
        <table:shapes>
          <draw:frame draw:z-index="0" draw:style-name="gr1" draw:text-style-name="P1" svg:width="157.41mm" svg:height="86.5mm" svg:x="148.19mm" svg:y="3.45mm">
            <draw:object draw:notify-on-update-of-ranges="'Status Report de Escopo'.A3:'Status Report de Escopo'.A14 'Status Report de Escopo'.B1:'Status Report de Escopo'.B2 'Status Report de Escopo'.B3:'Status Report de Escopo'.B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9.74mm" svg:y="264.18mm">
            <draw:object draw:notify-on-update-of-ranges="'Status Report de Escopo'.B60:'Status Report de Escopo'.C60 'Status Report de Escopo'.A61:'Status Report de Escopo'.A61 'Status Report de Escopo'.B61:'Status Report de Escopo'.C6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 table:number-columns-spanned="2" table:number-rows-spanned="1">
            <text:p>Primeiro Incremento</text:p>
          </table:table-cell>
          <table:covered-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Porcentagem 1º Increme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3 – Análise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3 – Projeto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3 – Codificação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3 – Teste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4 – Análise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4 – Projeto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4 – Codificação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4 – Teste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5 – Análise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5 – Projeto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5 – Codificação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5 – Teste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7" office:value-type="float" office:value="43.16" calcext:value-type="float">
            <text:p>43,1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Segundo Incremento</text:p>
          </table:table-cell>
          <table:covered-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Tarefa</text:p>
          </table:table-cell>
          <table:table-cell table:style-name="ce8" office:value-type="string" calcext:value-type="string">
            <text:p>Porcentagem 2º Increme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 – Análise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- Projeto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 – Codificação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- Teste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4 – Análise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4 – Projeto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4 – Codificação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4 – Teste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Terceiro Incremento</text:p>
          </table:table-cell>
          <table:covered-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Tarefa</text:p>
          </table:table-cell>
          <table:table-cell table:style-name="ce8" office:value-type="string" calcext:value-type="string">
            <text:p>Porcentagem 3º Increme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9 – Análise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9- Projeto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9 – Codificação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9 - Test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0 – Análise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0 – Projeto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0 – Codificação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0 – Test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1 – Análise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1 – Projeto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1 – Codificação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1 – Test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Quarto Incremento</text:p>
          </table:table-cell>
          <table:covered-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Tarefa</text:p>
          </table:table-cell>
          <table:table-cell table:style-name="ce8" office:value-type="string" calcext:value-type="string">
            <text:p>Porcentagem 4º Increme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5 – Análise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5 – Projeto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5 <text:s/>– Codificação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5 – Test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7 – Análise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7 – Projeto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7 – Codificação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17 – Test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2 – Análise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2 – Projeto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2 – Codificação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 2 – Test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Realizado</text:p>
          </table:table-cell>
          <table:table-cell table:style-name="ce2" office:value-type="string" calcext:value-type="string">
            <text:p>Não Realiz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do Projeto</text:p>
          </table:table-cell>
          <table:table-cell office:value-type="float" office:value="10.55" calcext:value-type="float">
            <text:p>10,55</text:p>
          </table:table-cell>
          <table:table-cell office:value-type="float" office:value="70.35" calcext:value-type="float">
            <text:p>70,35</text:p>
          </table:table-cell>
          <table:table-cell table:number-columns-repeated="1021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9" office:value-type="string" calcext:value-type="string" table:number-columns-spanned="5" table:number-rows-spanned="1">
            <text:p>Descrição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 table:number-columns-spanned="5" table:number-rows-spanned="1">
            <text:p>O sistema deverá permitir a visualização 0 acervo do Museu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O sistema deverá notificar situações de higienização e restauração dos itens do acervo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 table:number-columns-spanned="5" table:number-rows-spanned="1">
            <text:p>O sistema deverá permitir o cadastro de item de acervo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 table:number-columns-spanned="5" table:number-rows-spanned="1">
            <text:p>O sistema deverá permitir a edição dos dados cadastrados do item de acervo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 table:number-columns-spanned="5" table:number-rows-spanned="1">
            <text:p>O sistema deverá permitir a exclusão de itens registrados no acervo do museu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 table:number-columns-spanned="5" table:number-rows-spanned="1">
            <text:p>O sistema deverá permitir o registro de empréstimos de acervo realizados pelo Museu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 table:number-columns-spanned="5" table:number-rows-spanned="1">
            <text:p>O sistema deverá permitir a edição de dados de empréstimo de acervo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 table:number-columns-spanned="5" table:number-rows-spanned="1">
            <text:p>O sistema deverá permitir a exclusão de empréstimos de acervo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 table:number-columns-spanned="5" table:number-rows-spanned="1">
            <text:p>O sistema deverá possibilitar o registro de manutenções de acervo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0" office:value-type="string" calcext:value-type="string" table:number-columns-spanned="5" table:number-rows-spanned="1">
            <text:p>O sistema deverá fornecer mecanismo de alteração de informações de manutenção de acervo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0" office:value-type="string" calcext:value-type="string" table:number-columns-spanned="5" table:number-rows-spanned="1">
            <text:p>O sistema deverá permitir a exclusão de atividades de manutenção de itens de acervo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0" office:value-type="string" calcext:value-type="string" table:number-columns-spanned="5" table:number-rows-spanned="1">
            <text:p>O sistema deverá gerar relatório do acervo do museu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0" office:value-type="string" calcext:value-type="string" table:number-columns-spanned="5" table:number-rows-spanned="1">
            <text:p>O sistema deverá gerar relatório de empréstimos realizados pelo museu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0" office:value-type="string" calcext:value-type="string" table:number-columns-spanned="5" table:number-rows-spanned="1">
            <text:p>O sistema deverá gerar relatório de acervo emprestado ao museu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0" office:value-type="string" calcext:value-type="string" table:number-columns-spanned="5" table:number-rows-spanned="1">
            <text:p>O sistema deverá permitir a definição da visualização do acervo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0" office:value-type="string" calcext:value-type="string" table:number-columns-spanned="5" table:number-rows-spanned="1">
            <text:p>O sistema deverá permitir o login de usuários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0" office:value-type="string" calcext:value-type="string" table:number-columns-spanned="5" table:number-rows-spanned="1">
            <text:p>O sistema deverá definir níveis de acesso dos usuários logados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14:24:08.4727376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12:53:47.723000232</meta:creation-date>
    <dc:date>2015-05-26T14:49:02.758489912</dc:date>
    <meta:editing-duration>PT12M15S</meta:editing-duration>
    <meta:editing-cycles>3</meta:editing-cycles>
    <meta:generator>LibreOffice/4.4.2.2$Linux_X86_64 LibreOffice_project/40m0$Build-2</meta:generator>
    <meta:document-statistic meta:table-count="1" meta:cell-count="1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42cm" svg:height="8.651cm" xlink:href=".." xlink:type="simple" chart:class="chart:bar" chart:style-name="ch1">
        <chart:legend chart:legend-position="end" svg:x="10.595cm" svg:y="4.026cm" style:legend-expansion="high" chart:style-name="ch2"/>
        <chart:plot-area chart:style-name="ch3" table:cell-range-address="'Status Report de Escopo'.A1:'Status Report de Escopo'.B14" chart:data-source-has-labels="both" svg:x="0.314cm" svg:y="0.173cm" svg:width="9.967cm" svg:height="8.305cm">
          <chartooo:coordinate-region svg:x="3.661cm" svg:y="0.173cm" svg:width="6.34cm" svg:height="7.658cm"/>
          <chart:axis chart:dimension="x" chart:name="primary-x" chart:style-name="ch4" chartooo:axis-type="auto">
            <chartooo:date-scale/>
            <chart:categories table:cell-range-address="'Status Report de Escopo'.A3:'Status Report de Escopo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atus Report de Escopo'.B3:'Status Report de Escopo'.B14" chart:label-cell-address="'Status Report de Escopo'.B1:'Status Report de Escopo'.B2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gem 1º Incremento</text:p>
                <text:list>
                  <text:list-item>
                    <text:p/>
                  </text:list-item>
                  <text:list-item>
                    <text:p>Porcentagem 1º Incremento</text:p>
                  </text:list-item>
                </text:list>
                <draw:g>
                  <svg:desc>'Status Report de Escopo'.B1:'Status Report de Escopo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q 3 – Análise</text:p>
                <draw:g>
                  <svg:desc>'Status Report de Escopo'.A3:'Status Report de Escopo'.A14</svg:desc>
                </draw:g>
              </table:table-cell>
              <table:table-cell office:value-type="float" office:value="80">
                <text:p>80</text:p>
                <draw:g>
                  <svg:desc>'Status Report de Escopo'.B3:'Status Report de Escopo'.B14</svg:desc>
                </draw:g>
              </table:table-cell>
            </table:table-row>
            <table:table-row>
              <table:table-cell office:value-type="string">
                <text:p>Req 3 – Projeto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eq 3 – Codificação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eq 3 – Test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q 4 – Análise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Req 4 – Projeto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eq 4 – Codificação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eq 4 – Test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q 5 – Anális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eq 5 – Projeto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eq 5 – Codificação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eq 5 – Test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022cm" svg:y="3.952cm" style:legend-expansion="high" chart:style-name="ch2"/>
        <chart:plot-area chart:style-name="ch3" table:cell-range-address="'Status Report de Escopo'.A60:'Status Report de Escopo'.C61" chart:data-source-has-labels="both" svg:x="0.32cm" svg:y="0.18cm" svg:width="12.382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0.785cm" svg:width="12.382cm" svg:height="7.4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Status Report de Escopo'.B60:'Status Report de Escopo'.C6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Status Report de Escopo'.B61:'Status Report de Escopo'.C61" chart:label-cell-address="'Status Report de Escopo'.A61:'Status Report de Escopo'.A6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izado</text:p>
                <draw:g>
                  <svg:desc>'Status Report de Escopo'.B60:'Status Report de Escopo'.C60</svg:desc>
                </draw:g>
              </table:table-cell>
              <table:table-cell office:value-type="string">
                <text:p>Não Realizado</text:p>
              </table:table-cell>
            </table:table-row>
          </table:table-header-rows>
          <table:table-rows>
            <table:table-row>
              <table:table-cell office:value-type="string">
                <text:p>Total do Projeto</text:p>
                <draw:g>
                  <svg:desc>'Status Report de Escopo'.A61:'Status Report de Escopo'.A61</svg:desc>
                </draw:g>
              </table:table-cell>
              <table:table-cell office:value-type="float" office:value="10.55">
                <text:p>10.55</text:p>
                <draw:g>
                  <svg:desc>'Status Report de Escopo'.B61:'Status Report de Escopo'.C61</svg:desc>
                </draw:g>
              </table:table-cell>
              <table:table-cell office:value-type="float" office:value="70.35">
                <text:p>70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